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018cm" table:align="left" style:writing-mode="lr-tb"/>
    </style:style>
    <style:style style:name="Tabella1.A" style:family="table-column">
      <style:table-column-properties style:column-width="3.538cm"/>
    </style:style>
    <style:style style:name="Tabella1.B" style:family="table-column">
      <style:table-column-properties style:column-width="3.175cm"/>
    </style:style>
    <style:style style:name="Tabella1.C" style:family="table-column">
      <style:table-column-properties style:column-width="8.304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Footer">
      <style:text-properties fo:font-size="10pt" style:font-size-asian="10pt" style:font-size-complex="10pt"/>
    </style:style>
    <style:style style:name="P3"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6" style:family="paragraph" style:parent-style-name="Contents_20_Heading">
      <style:paragraph-properties fo:break-before="page"/>
      <style:text-properties style:font-name="Times New Roman"/>
    </style:style>
    <style:style style:name="P7" style:family="paragraph" style:parent-style-name="Standard">
      <style:paragraph-properties fo:text-align="start" style:justify-single-word="false" fo:break-before="page"/>
      <style:text-properties style:font-name="Times New Roman"/>
    </style:style>
    <style:style style:name="P8"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10"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1"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4pt" fo:font-weight="normal" style:font-size-asian="14pt" style:font-weight-asian="normal" style:font-name-complex="Arial" style:font-size-complex="14pt" style:font-weight-complex="normal"/>
    </style:style>
    <style:style style:name="P24" style:family="paragraph" style:parent-style-name="Standard" style:master-page-name="Standard">
      <style:paragraph-properties fo:text-align="center" style:justify-single-word="false" style:page-number="auto"/>
      <style:text-properties style:font-name="Times New Roman"/>
    </style:style>
    <style:style style:name="P2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26"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27"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8" style:family="paragraph" style:parent-style-name="Standard">
      <style:paragraph-properties fo:text-align="justify" style:justify-single-word="false"/>
      <style:text-properties fo:font-variant="normal" fo:text-transform="none" fo:color="#000000" style:text-line-through-style="none" style:font-name="Arial1" fo:font-size="9.64999961853027pt" fo:letter-spacing="normal" fo:font-style="normal" style:text-underline-style="none" fo:font-weight="normal" style:text-blinking="false"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text-line-through-style="none" style:font-name="Arial1" fo:font-size="9.64999961853027pt" fo:letter-spacing="normal" fo:font-style="normal" style:text-underline-style="none" fo:font-weight="normal" style:text-blinking="false" fo:background-color="transparent"/>
    </style:style>
    <style:style style:name="P30" style:family="paragraph" style:parent-style-name="Standard">
      <style:paragraph-properties fo:text-align="justify" style:justify-single-word="false"/>
      <style:text-properties fo:font-variant="normal" fo:text-transform="none" fo:color="#000000" style:font-name="Times1" fo:letter-spacing="normal" fo:font-style="normal" fo:font-weight="bold"/>
    </style:style>
    <style:style style:name="P31" style:family="paragraph" style:parent-style-name="Standard">
      <style:paragraph-properties fo:text-align="justify" style:justify-single-word="false"/>
    </style:style>
    <style:style style:name="P32" style:family="paragraph" style:parent-style-name="Heading_20_3">
      <style:text-properties fo:font-size="12pt" style:font-size-asian="12pt" style:font-size-complex="12pt"/>
    </style:style>
    <style:style style:name="P33" style:family="paragraph" style:parent-style-name="Heading_20_3">
      <style:paragraph-properties fo:text-align="justify" style:justify-single-word="false"/>
      <style:text-properties fo:font-size="12pt" style:font-size-asian="12pt" style:font-size-complex="12pt"/>
    </style:style>
    <style:style style:name="P34" style:family="paragraph" style:parent-style-name="Heading_20_3">
      <style:paragraph-properties fo:text-align="justify" style:justify-single-word="false"/>
      <style:text-properties fo:font-size="12pt" style:font-size-asian="10.5pt" style:font-size-complex="12pt"/>
    </style:style>
    <style:style style:name="P35" style:family="paragraph" style:parent-style-name="Heading_20_3">
      <style:paragraph-properties fo:text-align="justify" style:justify-single-word="false"/>
      <style:text-properties fo:font-weight="bold" style:font-weight-asian="bold" style:font-weight-complex="bold"/>
    </style:style>
    <style:style style:name="P36" style:family="paragraph" style:parent-style-name="Heading_20_3">
      <style:paragraph-properties fo:text-align="justify" style:justify-single-word="false"/>
    </style:style>
    <style:style style:name="P37" style:family="paragraph" style:parent-style-name="Heading_20_3">
      <style:text-properties style:font-name="Times" fo:font-size="12pt" style:font-size-asian="12pt" style:font-size-complex="12pt"/>
    </style:style>
    <style:style style:name="P38" style:family="paragraph" style:parent-style-name="Heading_20_3">
      <style:paragraph-properties fo:text-align="justify" style:justify-single-word="false"/>
      <style:text-properties style:font-name="Times" fo:font-size="12pt" style:font-size-asian="12pt" style:font-size-complex="12pt"/>
    </style:style>
    <style:style style:name="P39" style:family="paragraph" style:parent-style-name="Header">
      <style:text-properties style:font-name="Times New Roman" fo:font-size="9pt" style:font-size-asian="9pt" style:font-name-complex="Arial" style:font-size-complex="9pt"/>
    </style:style>
    <style:style style:name="P40" style:family="paragraph" style:parent-style-name="Text_20_body">
      <style:text-properties style:font-name="Times New Roman" fo:font-size="12pt" style:font-size-asian="12pt" style:font-size-complex="12pt"/>
    </style:style>
    <style:style style:name="P41" style:family="paragraph" style:parent-style-name="Text_20_body">
      <style:paragraph-properties fo:text-align="justify" style:justify-single-word="false"/>
      <style:text-properties style:font-name="Times New Roman" fo:font-size="12pt" style:font-size-asian="12pt" style:font-size-complex="12pt"/>
    </style:style>
    <style:style style:name="P42" style:family="paragraph" style:parent-style-name="Text_20_body">
      <style:paragraph-properties fo:text-align="justify" style:justify-single-word="false"/>
      <style:text-properties style:font-name="Times" fo:font-size="12pt" style:font-size-asian="10.5pt" style:font-size-complex="12pt"/>
    </style:style>
    <style:style style:name="P43" style:family="paragraph" style:parent-style-name="Text_20_body">
      <style:paragraph-properties fo:text-align="justify" style:justify-single-word="false"/>
      <style:text-properties fo:font-weight="normal" style:font-weight-asian="normal" style:font-weight-complex="normal"/>
    </style:style>
    <style:style style:name="P44" style:family="paragraph" style:parent-style-name="Text_20_body" style:list-style-name="L1">
      <style:text-properties fo:font-size="12pt" fo:font-weight="normal" style:font-size-asian="12pt" style:font-weight-asian="normal" style:font-size-complex="12pt"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fo:orphans="2" fo:widows="2"/>
    </style:style>
    <style:style style:name="P47" style:family="paragraph" style:parent-style-name="Text_20_body">
      <style:paragraph-properties fo:text-align="justify" style:justify-single-word="false"/>
      <style:text-properties style:font-name="Courier New1" fo:font-size="9.60000038146973pt" style:font-size-asian="9.60000038146973pt" style:font-size-complex="9.60000038146973pt"/>
    </style:style>
    <style:style style:name="P48" style:family="paragraph" style:parent-style-name="Text_20_body">
      <style:text-properties style:font-name="Courier" fo:font-size="9.60000038146973pt" style:font-size-asian="9.60000038146973pt" style:font-size-complex="9.60000038146973pt"/>
    </style:style>
    <style:style style:name="P49" style:family="paragraph" style:parent-style-name="Text_20_body">
      <style:paragraph-properties fo:text-align="justify" style:justify-single-word="false"/>
      <style:text-properties style:font-name="Courier" fo:font-size="9.60000038146973pt" style:font-size-asian="9.60000038146973pt" style:font-size-complex="9.60000038146973pt"/>
    </style:style>
    <style:style style:name="P50"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1"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3" style:family="paragraph" style:parent-style-name="Heading_20_1">
      <style:paragraph-properties fo:break-before="page"/>
      <style:text-properties style:font-name="Times New Roman"/>
    </style:style>
    <style:style style:name="P54" style:family="paragraph" style:parent-style-name="Heading_20_1">
      <style:paragraph-properties fo:text-align="justify" style:justify-single-word="false" fo:break-before="page"/>
      <style:text-properties style:font-name="Times New Roman" fo:font-weight="bold" style:font-weight-asian="bold" style:font-weight-complex="bold"/>
    </style:style>
    <style:style style:name="P55" style:family="paragraph" style:parent-style-name="Heading_20_2">
      <style:text-properties style:font-name="Times New Roman" fo:font-style="normal" style:font-style-asian="normal" style:font-style-complex="normal"/>
    </style:style>
    <style:style style:name="P56" style:family="paragraph" style:parent-style-name="Heading_20_2">
      <style:text-properties style:font-name="Times" fo:font-weight="bold" style:font-weight-asian="bold" style:font-weight-complex="bold"/>
    </style:style>
    <style:style style:name="P57" style:family="paragraph" style:parent-style-name="Heading_20_2">
      <style:paragraph-properties fo:text-align="justify" style:justify-single-word="false"/>
    </style:style>
    <style:style style:name="P58" style:family="paragraph" style:parent-style-name="Heading_20_2">
      <style:text-properties fo:font-size="14pt" style:font-size-asian="14pt" style:font-size-complex="14pt"/>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style-asian="normal" style:font-name-complex="Arial" style:font-style-complex="normal"/>
    </style:style>
    <style:style style:name="T25"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6"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7" style:family="text">
      <style:text-properties fo:font-variant="normal" fo:text-transform="none" fo:color="#000000" style:text-line-through-style="none" style:font-name="Times" fo:letter-spacing="normal" fo:font-style="normal" style:text-underline-style="none" fo:font-weight="bold" style:font-style-asian="normal" style:font-weight-asian="bold" style:font-name-complex="Arial" style:font-style-complex="normal" style:font-weight-complex="bold"/>
    </style:style>
    <style:style style:name="T28" style:family="text">
      <style:text-properties fo:font-variant="normal" fo:text-transform="none" fo:color="#000000" style:text-line-through-style="none" style:font-name="Times" fo:letter-spacing="normal" fo:font-style="normal" style:text-underline-style="none" style:font-style-asian="normal" style:font-name-complex="Arial" style:font-style-complex="normal"/>
    </style:style>
    <style:style style:name="T29" style:family="text">
      <style:text-properties fo:font-variant="normal" fo:text-transform="none" fo:color="#000000" style:text-line-through-style="none" style:font-name="Times" fo:font-size="12pt" fo:letter-spacing="normal" fo:font-style="normal" style:text-underline-style="none" style:font-name-asian="Arial"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 fo:font-size="12pt" fo:letter-spacing="normal" fo:font-style="italic" style:text-underline-style="none" style:font-name-asian="Arial" style:font-size-asian="12pt" style:font-style-asian="italic" style:font-name-complex="Arial" style:font-size-complex="12pt" style:font-style-complex="italic"/>
    </style:style>
    <style:style style:name="T31" style:family="text">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T32"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T34" style:family="text">
      <style:text-properties fo:font-variant="normal" fo:text-transform="none" fo:color="#000000" style:text-line-through-style="none" style:font-name="Times New Roman" fo:font-size="12pt" fo:letter-spacing="normal" fo:font-style="normal" style:text-underline-style="none" style:text-blinking="false" fo:background-color="transparent" style:font-size-asian="12pt" style:font-style-asian="normal" style:font-name-complex="Arial" style:font-size-complex="12pt" style:font-style-complex="normal"/>
    </style:style>
    <style:style style:name="T35"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T36"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7"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8"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9" style:family="text">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T40" style:family="text">
      <style:text-properties fo:font-variant="normal" fo:text-transform="none" fo:color="#000000" style:text-line-through-style="none" style:font-name="Times New Roman" fo:letter-spacing="normal" fo:font-style="normal" style:text-underline-style="none" style:font-name-asian="Arial" style:font-style-asian="normal" style:font-name-complex="Arial" style:font-style-complex="normal"/>
    </style:style>
    <style:style style:name="T41"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42" style:family="text">
      <style:text-properties style:font-name="Times"/>
    </style:style>
    <style:style style:name="T43" style:family="text">
      <style:text-properties fo:font-weight="bold"/>
    </style:style>
    <style:style style:name="T44" style:family="text">
      <style:text-properties style:font-weight-asian="bold"/>
    </style:style>
    <style:style style:name="T45" style:family="text">
      <style:text-properties style:font-weight-complex="bold"/>
    </style:style>
    <style:style style:name="T46" style:family="text">
      <style:text-properties style:font-name="Times New Roman" fo:font-size="12pt" style:font-size-asian="12pt" style:font-style-asian="normal" style:font-name-complex="Arial" style:font-size-complex="12pt" style:font-style-complex="normal"/>
    </style:style>
    <style:style style:name="T47"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8"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9" style:family="text">
      <style:text-properties style:text-line-through-style="none" style:font-name="Times"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50" style:family="text">
      <style:text-properties style:text-line-through-style="none" style:font-name="Times"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26">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text:span></text:p>
      <text:p text:style-name="P14"><text:span text:style-name="T12">Data</text:span><text:span text:style-name="T13"> </text:span><text:span text:style-name="T12">ultima</text:span><text:span text:style-name="T13"> </text:span><text:span text:style-name="T12">modifica:</text:span></text:p>
      <text:p text:style-name="P14"><text:span text:style-name="T12">Stato</text:span><text:span text:style-name="T13"> </text:span><text:span text:style-name="T12">del</text:span><text:span text:style-name="T13"> </text:span><text:span text:style-name="T12">documento:</text:span></text:p>
      <text:p text:style-name="P11">Distribuzione:</text:p>
      <text:p text:style-name="P7"><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8">Versione</text:p>
          </table:table-cell>
          <table:table-cell table:style-name="Tabella1.A1" office:value-type="string">
            <text:p text:style-name="P8">Data</text:p>
          </table:table-cell>
          <table:table-cell table:style-name="Tabella1.C1" office:value-type="string">
            <text:p text:style-name="P10"><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8">1.0</text:p>
          </table:table-cell>
          <table:table-cell table:style-name="Tabella1.A2" office:value-type="string">
            <text:p text:style-name="P8"/>
          </table:table-cell>
          <table:table-cell table:style-name="Tabella1.C2" office:value-type="string">
            <text:p text:style-name="P9">Inserita lista requisiti</text:p>
          </table:table-cell>
        </table:table-row>
        <table:table-row table:style-name="Tabella1.1">
          <table:table-cell table:style-name="Tabella1.A2" office:value-type="string">
            <text:p text:style-name="P8">0.5</text:p>
          </table:table-cell>
          <table:table-cell table:style-name="Tabella1.A2" office:value-type="string">
            <text:p text:style-name="P8"/>
          </table:table-cell>
          <table:table-cell table:style-name="Tabella1.C2" office:value-type="string">
            <text:p text:style-name="P9">Terminata stesura casi d'uso</text:p>
          </table:table-cell>
        </table:table-row>
        <table:table-row table:style-name="Tabella1.1">
          <table:table-cell table:style-name="Tabella1.A2" office:value-type="string">
            <text:p text:style-name="P8">0.4</text:p>
          </table:table-cell>
          <table:table-cell table:style-name="Tabella1.A2" office:value-type="string">
            <text:p text:style-name="P8"/>
          </table:table-cell>
          <table:table-cell table:style-name="Tabella1.C2" office:value-type="string">
            <text:p text:style-name="P9">Inserito capitolo 2.3 competitors ed iniziata stesura casi d'uso</text:p>
          </table:table-cell>
        </table:table-row>
        <table:table-row table:style-name="Tabella1.1">
          <table:table-cell table:style-name="Tabella1.A2" office:value-type="string">
            <text:p text:style-name="P8">0.3</text:p>
          </table:table-cell>
          <table:table-cell table:style-name="Tabella1.A2" office:value-type="string">
            <text:p text:style-name="P8"/>
          </table:table-cell>
          <table:table-cell table:style-name="Tabella1.C2" office:value-type="string">
            <text:p text:style-name="P9">Inseriti capitoli 2.1 e 2.2</text:p>
          </table:table-cell>
        </table:table-row>
        <table:table-row table:style-name="Tabella1.1">
          <table:table-cell table:style-name="Tabella1.A2" office:value-type="string">
            <text:p text:style-name="P8">0.2</text:p>
          </table:table-cell>
          <table:table-cell table:style-name="Tabella1.A2" office:value-type="string">
            <text:p text:style-name="P8"/>
          </table:table-cell>
          <table:table-cell table:style-name="Tabella1.C2" office:value-type="string">
            <text:p text:style-name="P9">Inseriti capitolo 1 - introduzione</text:p>
          </table:table-cell>
        </table:table-row>
        <table:table-row table:style-name="Tabella1.1">
          <table:table-cell table:style-name="Tabella1.A2" office:value-type="string">
            <text:p text:style-name="P8">0.1</text:p>
          </table:table-cell>
          <table:table-cell table:style-name="Tabella1.A2" office:value-type="string">
            <text:p text:style-name="P8"/>
          </table:table-cell>
          <table:table-cell table:style-name="Tabella1.C2" office:value-type="string">
            <text:p text:style-name="P9">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6">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20_5f_10"/>
            <text:index-source-style text:style-name="Heading_5f_20_5f_10"/>
            <text:index-source-style text:style-name="Heading_5f_20_5f_10"/>
            <text:index-source-style text:style-name="Heading_5f_20_5f_10"/>
          </text:index-source-styles>
          <text:index-source-styles text:outline-level="10">
            <text:index-source-style text:style-name="Heading_5f_20_5f_10"/>
          </text:index-source-styles>
        </text:table-of-content-source>
        <text:index-body>
          <text:p text:style-name="P5">1 Introduzione<text:tab/>4</text:p>
          <text:p text:style-name="P3">1.1 Scopo del documento<text:tab/>4</text:p>
          <text:p text:style-name="P3">1.2 Scopo del prodotto<text:tab/>4</text:p>
          <text:p text:style-name="P3">1.3 Glossario<text:tab/>4</text:p>
        </text:index-body>
      </text:table-of-content>
      <text:p text:style-name="P23"/>
      <text:p text:style-name="P20"/>
      <text:p text:style-name="P18"/>
      <text:h text:style-name="P53" text:outline-level="1">1 Introduzione</text:h>
      <text:h text:style-name="P55" text:outline-level="2">1.1 Scopo del documento</text:h>
      <text:p text:style-name="P40">Il presente documento ha lo scopo di definire e mostrare le scelte progettuali, ad alto livello, che sono state adottate per realizzare il prodotto. Al suo interno verranno presentate le principali classi che lo compongono.</text:p>
      <text:h text:style-name="P55" text:outline-level="2">1.2 Scopo del prodotto</text:h>
      <text:p text:style-name="P41"><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55" text:outline-level="2">1.3 Glossario</text:h>
      <text:p text:style-name="P41"><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56" text:outline-level="2"><text:span text:style-name="T24">1.4 Riferimenti</text:span></text:h>
      <text:h text:style-name="P32" text:outline-level="3"><text:span text:style-name="T27">1.4.1 Normativi</text:span></text:h>
      <text:list xml:id="list1560707883" text:style-name="L1">
        <text:list-item>
          <text:p text:style-name="P44"><text:span text:style-name="T28">Documento di Analisi dei Requisiti, v 1.0 (Analisi_dei_requisiti_V1.0.pdf)</text:span></text:p>
        </text:list-item>
      </text:list>
      <text:h text:style-name="P32" text:outline-level="3"><text:span text:style-name="T28">1.4.2 Informativi</text:span></text:h>
      <text:p text:style-name="Text_20_body"><text:span text:style-name="T27"/></text:p>
      <text:h text:style-name="P54" text:outline-level="1"><text:span text:style-name="T24">2 Tecnologie</text:span></text:h>
      <text:p text:style-name="P43"><text:span text:style-name="T31">Questa sezione descriverà i linguaggi, le tecnologie e API utilizzate nello sviluppo dell'applicazione.</text:span></text:p>
      <text:h text:style-name="P57" text:outline-level="2"><text:span text:style-name="T31">2.1 Strumenti utilizzati</text:span></text:h>
      <text:h text:style-name="P33" text:outline-level="3"><text:span text:style-name="T31">2.1.1 HTML5</text:span></text:h>
      <text:p text:style-name="P29"><text:bookmark text:name="internal-source-marker_0.2266713574063033"/><text:span text:style-name="T46">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span></text:p>
      <text:h text:style-name="P36" text:outline-level="3"><text:span text:style-name="T46">2.1.2 Javascript</text:span></text:h>
      <text:p text:style-name="P31"><text:span text:style-name="T33">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span></text:p>
      <text:h text:style-name="P35" text:outline-level="3"><text:span text:style-name="T34">2.1.3 JQuery 1.7.2</text:span></text:h>
      <text:p text:style-name="P28"><text:span text:style-name="T46">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span></text:p>
      <text:h text:style-name="P36" text:outline-level="3"><text:span text:style-name="T46">2.1.4 JSON</text:span></text:h>
      <text:p text:style-name="P45"><text:span text:style-name="T46">JSON (JavaScript Object Notation) è un formato adatto per lo scambio dei dati in 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span></text:p>
      <text:h text:style-name="P36" text:outline-level="3"><text:span text:style-name="T46">2.1.5 Android SDK</text:span></text:h>
      <text:p text:style-name="P45"><text:span text:style-name="T46">Ambiente di sviluppo che permette di realizzare applicazioni Android e sarà quindi utilizzato, insieme a PhoneGap, per la realizzazione dell'applicativo mobile. </text:span></text:p>
      <text:h text:style-name="P36" text:outline-level="3"><text:span text:style-name="T35">2.1.6 Phonegap – Cordova 1.8.1</text:span></text:h>
      <text:p text:style-name="P45"><text:span text:style-name="T32">Framework mobile di sviluppo open source che permette di realizzare applicazioni mobile utilizzando JavaScript, HTML5 e CSS3 anziché i linguaggi nativi per gli </text:span><text:soft-page-break/><text:span text:style-name="T32">specifici dispositivi. </text:span><text:span text:style-name="T32">Tale</text:span><text:span text:style-name="T38"> </text:span><text:span text:style-name="T32">Framework</text:span><text:span text:style-name="T38"> </text:span><text:span text:style-name="T32">consente</text:span><text:span text:style-name="T38"> </text:span><text:span text:style-name="T32">infatti</text:span><text:span text:style-name="T38"> </text:span><text:span text:style-name="T32">di</text:span><text:span text:style-name="T38"> </text:span><text:span text:style-name="T32">realizzare</text:span><text:span text:style-name="T38"> </text:span><text:span text:style-name="T32">applicazioni</text:span><text:span text:style-name="T38"> </text:span><text:span text:style-name="T32">native</text:span><text:span text:style-name="T38"> </text:span><text:span text:style-name="T32">basate</text:span><text:span text:style-name="T38"> </text:span><text:span text:style-name="T32">interamente</text:span><text:span text:style-name="T38"> </text:span><text:span text:style-name="T32">sulle tecnologie sopraelencate,</text:span><text:span text:style-name="T36"> </text:span><text:span text:style-name="T32">fornendo</text:span><text:span text:style-name="T38"> </text:span><text:span text:style-name="T32">però</text:span><text:span text:style-name="T38"> </text:span><text:span text:style-name="T32">delle</text:span><text:span text:style-name="T38"> </text:span><text:span text:style-name="T32">API</text:span><text:span text:style-name="T38"> </text:span><text:span text:style-name="T32">in</text:span><text:span text:style-name="T38"> </text:span><text:span text:style-name="T32">grado</text:span><text:span text:style-name="T38"> </text:span><text:span text:style-name="T32">di</text:span><text:span text:style-name="T38"> </text:span><text:span text:style-name="T32">accedere</text:span><text:span text:style-name="T38"> </text:span><text:span text:style-name="T32">a</text:span><text:span text:style-name="T38"> </text:span><text:span text:style-name="T32">quelle</text:span><text:span text:style-name="T38"> </text:span><text:span text:style-name="T32">risorse</text:span><text:span text:style-name="T38"> </text:span><text:span text:style-name="T32">hardware</text:span><text:span text:style-name="T38"> </text:span><text:span text:style-name="T32">a</text:span><text:span text:style-name="T38"> </text:span><text:span text:style-name="T32">cui</text:span><text:span text:style-name="T38"> </text:span><text:span text:style-name="T32">normalmente non si potrebbe aver</text:span><text:span text:style-name="T38"> </text:span><text:span text:style-name="T32">accesso.</text:span><text:span text:style-name="T38"> Il risultato finale sarà quindi un'applicazione ibrida.</text:span></text:p>
      <text:h text:style-name="P58" text:outline-level="2"><text:span text:style-name="T40">2.2 API utilizzate</text:span></text:h>
      <text:h text:style-name="P34" text:outline-level="3"><text:span text:style-name="T40">2.2.1 Canvas 2D API</text:span></text:h>
      <text:p text:style-name="P30"><text:bookmark text:name="internal-source-marker_0.22667135740630331"/><text:span text:style-name="T49">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47"><text:line-break/></text:span><text:span text:style-name="T48"><text:line-break/>&lt;canvas id = “cvs”&gt;&lt;/canvas&gt;<text:line-break/><text:line-break/></text:span><text:span text:style-name="T49">Una volta dichiarato, avremo a disposizione un’area bianca di disegno. Per poter però accedere al </text:span><text:span text:style-name="T50">drawing context </text:span><text:span text:style-name="T49">e disegnare, dobbiamo utilizzare JavaScript:</text:span><text:span text:style-name="T47"><text:line-break/><text:line-break/></text:span><text:span text:style-name="T48">&lt;script&gt;<text:line-break/><text:tab/>var canvas = document.getElementById(“cvs”);<text:line-break/><text:tab/>var context = canvas.getContext(“2d”);<text:line-break/>&lt;/script&gt;<text:line-break/><text:line-break/></text:span><text:span text:style-name="T49">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51">Sull’oggetto context verranno richiamati anche gli appositi metodi necessari a modificare dimensione e colore durante la stesua del tratto. Nel dettaglio di seguito è riportato un esempio di modifica della dimensione del tratto:</text:p>
      <text:p text:style-name="P46"/>
      <text:p text:style-name="P52">if(this.id == 'one'){</text:p>
      <text:p text:style-name="P50"><text:tab/><text:tab/>lineW = 1;</text:p>
      <text:p text:style-name="P50"><text:tab/><text:tab/>context.lineWidth = lineW;</text:p>
      <text:p text:style-name="P50"><text:tab/>}</text:p>
      <text:h text:style-name="P36" text:outline-level="3"><text:span text:style-name="T39">2.2.2 PhoneGap recording API</text:span></text:h>
      <text:p text:style-name="P45"><text:span text:style-name="T39">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span></text:p>
      <text:p text:style-name="P47"><text:span text:style-name="T25"/></text:p>
      <text:p text:style-name="P47"><text:span text:style-name="T25">var mediaRec = new Media(src, onSuccess, onError)</text:span></text:p>
      <text:p text:style-name="P47"><text:span text:style-name="T25"/></text:p>
      <text:p text:style-name="P42"><text:span text:style-name="T25">Tale oggetto richiede in input un percorso </text:span><text:span text:style-name="T26">src </text:span><text:span text:style-name="T25">dove effettuare il salvataggio del file e dei parametri per la gestione degli errori. <text:line-break/>Per avviare la registrazione verrà richiamato il seguente metodo </text:span><text:span text:style-name="T41">mediaRec.startRecord(), </text:span><text:span text:style-name="T25">mentre per terminare dovrà essere richiamto il metodo </text:span><text:soft-page-break/><text:span text:style-name="T41">mediaRec.stopRecord().</text:span></text:p>
      <text:h text:style-name="P38" text:outline-level="3"><text:span text:style-name="T25">2.2.3 PhoneGap play API</text:span></text:h>
      <text:p text:style-name="P45"><text:span text:style-name="T29">Analogamente alle API per la registrazione dell'audio, PhoneGap ne mette a disposizione anche per effettuare la riproduzione di specifiche tracce in formato MP3. L'oggetto utilizzato per effettuare la riproduzione sarà sempre un oggetto di timo </text:span><text:span text:style-name="T30">media </text:span><text:span text:style-name="T29">con in input una variabile </text:span><text:span text:style-name="T30">src </text:span><text:span text:style-name="T29">per indicare la fonte da cui leggere l'audio. I metodi per la riproduzione e pausa sono poi i seguenti:</text:span></text:p>
      <text:p text:style-name="P49"><text:span text:style-name="T25"/></text:p>
      <text:p text:style-name="P49"><text:span text:style-name="T25">myMedia.play();</text:span></text:p>
      <text:p text:style-name="P49"><text:span text:style-name="T25">myMedia.Pause();</text:span></text:p>
      <text:p text:style-name="P49"><text:span text:style-name="T25"/></text:p>
      <text:h text:style-name="P37" text:outline-level="3"><text:span text:style-name="T25">2.2.4 PhoneGap getPicture API</text:span></text:h>
      <text:p text:style-name="P45"><text:span text:style-name="T29">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span></text:p>
      <text:p text:style-name="P45"><text:span text:style-name="T29"/></text:p>
      <text:p text:style-name="P48"><text:span text:style-name="T25">navigator.camera.getPicture(canvasManager.onPhotoURISuccess, <text:tab/>canvasManager.onFail, { quality: 50, destinationType: <text:tab/>navigator.camera.DestinationType.FILE_URI, sourceType: <text:tab/>navigator.camera.PictureSourceType.PHOTOLIBRARY });</text:span></text:p>
      <text:p text:style-name="P48"><text:span text:style-name="T25"/></text:p>
      <text:p text:style-name="P42"><text:span text:style-name="T25">Tramite l'indicazione della fonte </text:span><text:span text:style-name="T26">PHOTOLIBRARY </text:span><text:span text:style-name="T25">verrà indicato quindi che la fonte delle immagini è la libreria fotografica. Il metodo infatti mette anche a disposizione il caricamento tramite immagine scattata dalla fotocamera.</text:span></text:p>
      <text:h text:style-name="P37" text:outline-level="3"><text:span text:style-name="T25">2.2.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1" svg:font-family="Time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7</text:page-number></text:span><text:span text:style-name="MT4"> </text:span><text:span text:style-name="MT5">di</text:span><text:span text:style-name="MT4"> </text:span><text:span text:style-name="MT3"><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5T13:00:50</dc:date>
    <meta:editing-duration>PT2H45M51S</meta:editing-duration>
    <meta:editing-cycles>20</meta:editing-cycles>
    <meta:generator>LibreOffice/3.4$Unix LibreOffice_project/340m1$Build-402</meta:generator>
    <meta:document-statistic meta:table-count="1" meta:image-count="0" meta:object-count="0" meta:page-count="7" meta:paragraph-count="84" meta:word-count="1078" meta:character-count="7791" meta:non-whitespace-character-count="6777"/>
  </office:meta>
</office:document-meta>
</file>